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4E000000FD3700C9E99D0E5F5D.png" manifest:media-type="image/png"/>
  <manifest:file-entry manifest:full-path="Pictures/1000AE2000004D050000210C3997FE17B7E4D0BF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151cm" svg:x="0cm" svg:y="0.002cm">
          <draw:image xlink:href="Pictures/1000AE2000004D050000210C3997FE17B7E4D0BF.emf" xlink:type="simple" xlink:show="embed" xlink:actuate="onLoad" draw:mime-type="image/x-emf">
            <text:p/>
          </draw:image>
          <draw:image xlink:href="Pictures/100000010000024E000000FD3700C9E99D0E5F5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8.999cm" fo:page-height="8.1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13:19.812482392</dc:date>
    <meta:editing-duration>PT5M8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